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99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37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" style:family="table-cell" style:parent-style-name="Default" style:data-style-name="N37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ce10"/>
        <table:table-column table:style-name="co1" table:default-cell-style-name="ce12"/>
        <table:table-column table:style-name="co1" table:number-columns-repeated="16379" table:default-cell-style-name="ce10"/>
        <table:table-row table:style-name="ro1">
          <table:table-cell table:style-name="ce2" office:value-type="string" calcext:value-type="string">
            <text:p>DATA</text:p>
          </table:table-cell>
          <table:table-cell table:style-name="ce4" office:value-type="string" calcext:value-type="string">
            <text:p>ARTIGO</text:p>
          </table:table-cell>
          <table:table-cell table:style-name="ce4" office:value-type="string" calcext:value-type="string">
            <text:p>MAQUINA</text:p>
          </table:table-cell>
          <table:table-cell table:style-name="ce4" office:value-type="string" calcext:value-type="string">
            <text:p>PESO</text:p>
          </table:table-cell>
          <table:table-cell table:style-name="ce7" office:value-type="string" calcext:value-type="string">
            <text:p>METRAGEM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Planilha2.C$10]" office:value-type="float" office:value="998.4" calcext:value-type="float">
            <text:p>998,4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Planilha2.C$11]" office:value-type="float" office:value="3534" calcext:value-type="float">
            <text:p>3.534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Planilha2.C$10]" office:value-type="float" office:value="998.4" calcext:value-type="float">
            <text:p>998,4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Planilha2.C$7]" office:value-type="float" office:value="1669.2" calcext:value-type="float">
            <text:p>1.669,2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Planilha2.C$7]" office:value-type="float" office:value="1669.2" calcext:value-type="float">
            <text:p>1.669,2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Planilha2.C$11]" office:value-type="float" office:value="1710" calcext:value-type="float">
            <text:p>1.710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Planilha2.C$9]" office:value-type="float" office:value="984" calcext:value-type="float">
            <text:p>984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Planilha2.C$15]" office:value-type="float" office:value="1182.9" calcext:value-type="float">
            <text:p>1.182,9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Planilha2.C$11]" office:value-type="float" office:value="912" calcext:value-type="float">
            <text:p>912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Planilha2.C$14]" office:value-type="float" office:value="2001" calcext:value-type="float">
            <text:p>2.001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Planilha2.C$7]" office:value-type="float" office:value="1540.8" calcext:value-type="float">
            <text:p>1.540,8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Planilha2.C$7]" office:value-type="float" office:value="1626.4" calcext:value-type="float">
            <text:p>1.626,4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Planilha2.C$11]" office:value-type="float" office:value="2375" calcext:value-type="float">
            <text:p>2.375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Planilha2.C$11]" office:value-type="float" office:value="2413" calcext:value-type="float">
            <text:p>2.413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Planilha2.C$21]" office:value-type="float" office:value="2032.02" calcext:value-type="float">
            <text:p>2.032,0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Planilha2.C$21]" office:value-type="float" office:value="2054.598" calcext:value-type="float">
            <text:p>2.054,6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Planilha2.C$17]" office:value-type="float" office:value="1830.24" calcext:value-type="float">
            <text:p>1.830,2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Planilha2.C$5]" office:value-type="float" office:value="356.55" calcext:value-type="float">
            <text:p>356,5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Planilha2.C$17]" office:value-type="float" office:value="1982.76" calcext:value-type="float">
            <text:p>1.982,7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Planilha2.C$7]" office:value-type="float" office:value="1990.2" calcext:value-type="float">
            <text:p>1.990,2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Planilha2.C$14]" office:value-type="float" office:value="1380" calcext:value-type="float">
            <text:p>1.380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Planilha2.C$12]" office:value-type="float" office:value="2358.4" calcext:value-type="float">
            <text:p>2.358,4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Planilha2.C$12]" office:value-type="float" office:value="1072" calcext:value-type="float">
            <text:p>1.072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Planilha2.C$6]" office:value-type="float" office:value="388" calcext:value-type="float">
            <text:p>388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Planilha2.C$11]" office:value-type="float" office:value="570" calcext:value-type="float">
            <text:p>570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Planilha2.C$7]" office:value-type="float" office:value="642" calcext:value-type="float">
            <text:p>642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Planilha2.C$7]" office:value-type="float" office:value="385.2" calcext:value-type="float">
            <text:p>385,2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Planilha2.C$14]" office:value-type="float" office:value="1035" calcext:value-type="float">
            <text:p>1.035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Planilha2.C$15]" office:value-type="float" office:value="1656.06" calcext:value-type="float">
            <text:p>1.656,0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Planilha2.C$9]" office:value-type="float" office:value="590.4" calcext:value-type="float">
            <text:p>590,4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Planilha2.C$12]" office:value-type="float" office:value="2653.2" calcext:value-type="float">
            <text:p>2.653,2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Planilha2.C$14]" office:value-type="float" office:value="2208" calcext:value-type="float">
            <text:p>2.208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Planilha2.C$14]" office:value-type="float" office:value="2024" calcext:value-type="float">
            <text:p>2.024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Planilha2.C$19]" office:value-type="float" office:value="3344.4" calcext:value-type="float">
            <text:p>3.344,4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Planilha2.C$24]" office:value-type="float" office:value="1446.735" calcext:value-type="float">
            <text:p>1.446,7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Planilha2.C$11]" office:value-type="float" office:value="1577" calcext:value-type="float">
            <text:p>1.577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Planilha2.C$11]" office:value-type="float" office:value="760" calcext:value-type="float">
            <text:p>760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Planilha2.C$11]" office:value-type="float" office:value="950" calcext:value-type="float">
            <text:p>950,0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Planilha2.C$20]" office:value-type="float" office:value="4643.8" calcext:value-type="float">
            <text:p>4.643,8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Planilha2.C$11]" office:value-type="float" office:value="1938" calcext:value-type="float">
            <text:p>1.938,0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Planilha2.C$7]" office:value-type="float" office:value="642" calcext:value-type="float">
            <text:p>642,0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Planilha2.C$7]" office:value-type="float" office:value="2311.2" calcext:value-type="float">
            <text:p>2.311,2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Planilha2.C$11]" office:value-type="float" office:value="570" calcext:value-type="float">
            <text:p>570,0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Planilha2.C$10]" office:value-type="float" office:value="499.2" calcext:value-type="float">
            <text:p>499,2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Planilha2.C$17]" office:value-type="float" office:value="1220.16" calcext:value-type="float">
            <text:p>1.220,16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Planilha2.C$6]" office:value-type="float" office:value="388" calcext:value-type="float">
            <text:p>388,0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Planilha2.C$15]" office:value-type="float" office:value="1040.952" calcext:value-type="float">
            <text:p>1.040,95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Planilha2.C$24]" office:value-type="float" office:value="605.61" calcext:value-type="float">
            <text:p>605,61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Planilha2.C$21]" office:value-type="float" office:value="1625.616" calcext:value-type="float">
            <text:p>1.625,6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Planilha2.C$21]" office:value-type="float" office:value="1693.35" calcext:value-type="float">
            <text:p>1.693,3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Planilha2.C$7]" office:value-type="float" office:value="3103" calcext:value-type="float">
            <text:p>3.103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Planilha2.C$11]" office:value-type="float" office:value="2508" calcext:value-type="float">
            <text:p>2.508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Planilha2.C$11]" office:value-type="float" office:value="2546" calcext:value-type="float">
            <text:p>2.546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Planilha2.C$11]" office:value-type="float" office:value="4104" calcext:value-type="float">
            <text:p>4.104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Planilha2.C$11]" office:value-type="float" office:value="1938" calcext:value-type="float">
            <text:p>1.938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Planilha2.C$11]" office:value-type="float" office:value="1938" calcext:value-type="float">
            <text:p>1.938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Planilha2.C$11]" office:value-type="float" office:value="1520" calcext:value-type="float">
            <text:p>1.520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Planilha2.C$7]" office:value-type="float" office:value="3210" calcext:value-type="float">
            <text:p>3.210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Planilha2.C$7]" office:value-type="float" office:value="1733.4" calcext:value-type="float">
            <text:p>1.733,4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Planilha2.C$7]" office:value-type="float" office:value="1433.8" calcext:value-type="float">
            <text:p>1.433,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Planilha2.C$7]" office:value-type="float" office:value="3103" calcext:value-type="float">
            <text:p>3.103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Planilha2.C$7]" office:value-type="float" office:value="1540.8" calcext:value-type="float">
            <text:p>1.540,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Planilha2.C$5]" office:value-type="float" office:value="1925.37" calcext:value-type="float">
            <text:p>1.925,37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Planilha2.C$9]" office:value-type="float" office:value="1476" calcext:value-type="float">
            <text:p>1.476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Planilha2.C$10]" office:value-type="float" office:value="249.6" calcext:value-type="float">
            <text:p>249,6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Planilha2.C$12]" office:value-type="float" office:value="1822.4" calcext:value-type="float">
            <text:p>1.822,4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Planilha2.C$12]" office:value-type="float" office:value="1206" calcext:value-type="float">
            <text:p>1.206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Planilha2.C$12]" office:value-type="float" office:value="2680" calcext:value-type="float">
            <text:p>2.680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Planilha2.C$14]" office:value-type="float" office:value="2668" calcext:value-type="float">
            <text:p>2.668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Planilha2.C$14]" office:value-type="float" office:value="2139" calcext:value-type="float">
            <text:p>2.139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Planilha2.C$15]" office:value-type="float" office:value="1182.9" calcext:value-type="float">
            <text:p>1.182,9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Planilha2.C$15]" office:value-type="float" office:value="804.372" calcext:value-type="float">
            <text:p>804,37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Planilha2.C$20]" office:value-type="float" office:value="4209.8" calcext:value-type="float">
            <text:p>4.209,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Planilha2.C$24]" office:value-type="float" office:value="1453.464" calcext:value-type="float">
            <text:p>1.453,46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Planilha2.C$6]" office:value-type="float" office:value="430.68" calcext:value-type="float">
            <text:p>430,68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Planilha2.C$17]" office:value-type="float" office:value="3317.31" calcext:value-type="float">
            <text:p>3.317,3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Planilha2.C$11]" office:value-type="float" office:value="2850" calcext:value-type="float">
            <text:p>2.850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Planilha2.C$7]" office:value-type="float" office:value="2568" calcext:value-type="float">
            <text:p>2.568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Planilha2.C$11]" office:value-type="float" office:value="1881" calcext:value-type="float">
            <text:p>1.881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Planilha2.C$11]" office:value-type="float" office:value="1881" calcext:value-type="float">
            <text:p>1.881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Planilha2.C$14]" office:value-type="float" office:value="2300" calcext:value-type="float">
            <text:p>2.300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Planilha2.C$12]" office:value-type="float" office:value="2385.2" calcext:value-type="float">
            <text:p>2.385,2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Planilha2.C$12]" office:value-type="float" office:value="3886" calcext:value-type="float">
            <text:p>3.886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Planilha2.C$9]" office:value-type="float" office:value="1094.7" calcext:value-type="float">
            <text:p>1.094,7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Planilha2.C$14]" office:value-type="float" office:value="3220" calcext:value-type="float">
            <text:p>3.220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Planilha2.C$11]" office:value-type="float" office:value="3230" calcext:value-type="float">
            <text:p>3.230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Planilha2.C$6]" office:value-type="float" office:value="465.6" calcext:value-type="float">
            <text:p>465,6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Planilha2.C$13]" office:value-type="float" office:value="2827.2" calcext:value-type="float">
            <text:p>2.827,2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Planilha2.C$7]" office:value-type="float" office:value="1519.4" calcext:value-type="float">
            <text:p>1.519,4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Planilha2.C$11]" office:value-type="float" office:value="1425" calcext:value-type="float">
            <text:p>1.425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Planilha2.C$11]" office:value-type="float" office:value="1425" calcext:value-type="float">
            <text:p>1.425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Planilha2.C$7]" office:value-type="float" office:value="1048.6" calcext:value-type="float">
            <text:p>1.048,6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Planilha2.C$24]" office:value-type="float" office:value="1251.594" calcext:value-type="float">
            <text:p>1.251,59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Planilha2.C$7]" office:value-type="float" office:value="1177" calcext:value-type="float">
            <text:p>1.177,0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Planilha2.C$21]" office:value-type="float" office:value="1919.13" calcext:value-type="float">
            <text:p>1.919,13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Planilha2.C$21]" office:value-type="float" office:value="1896.552" calcext:value-type="float">
            <text:p>1.896,55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Planilha2.C$11]" office:value-type="float" office:value="4370" calcext:value-type="float">
            <text:p>4.370,0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Planilha2.C$11]" office:value-type="float" office:value="2546" calcext:value-type="float">
            <text:p>2.546,0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Planilha2.C$15]" office:value-type="float" office:value="1971.5" calcext:value-type="float">
            <text:p>1.971,5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Planilha2.C$6]" office:value-type="float" office:value="496.64" calcext:value-type="float">
            <text:p>496,6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Planilha2.C$14]" office:value-type="float" office:value="1794" calcext:value-type="float">
            <text:p>1.794,0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Planilha2.C$17]" office:value-type="float" office:value="3813" calcext:value-type="float">
            <text:p>3.813,0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Planilha2.C$19]" office:value-type="float" office:value="2675.52" calcext:value-type="float">
            <text:p>2.675,5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Planilha2.C$7]" office:value-type="float" office:value="2439.6" calcext:value-type="float">
            <text:p>2.439,6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Planilha2.C$7]" office:value-type="float" office:value="2011.6" calcext:value-type="float">
            <text:p>2.011,6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Planilha2.C$15]" office:value-type="float" office:value="1182.9" calcext:value-type="float">
            <text:p>1.182,9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Planilha2.C$15]" office:value-type="float" office:value="1514.112" calcext:value-type="float">
            <text:p>1.514,11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Planilha2.C$9]" office:value-type="float" office:value="984" calcext:value-type="float">
            <text:p>984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Planilha2.C$14]" office:value-type="float" office:value="2415" calcext:value-type="float">
            <text:p>2.415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Planilha2.C$14]" office:value-type="float" office:value="2507" calcext:value-type="float">
            <text:p>2.507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Planilha2.C$13]" office:value-type="float" office:value="2736" calcext:value-type="float">
            <text:p>2.736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Planilha2.C$12]" office:value-type="float" office:value="2412" calcext:value-type="float">
            <text:p>2.412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Planilha2.C$11]" office:value-type="float" office:value="1273" calcext:value-type="float">
            <text:p>1.273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Planilha2.C$7]" office:value-type="float" office:value="1797.6" calcext:value-type="float">
            <text:p>1.797,6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Planilha2.C$7]" office:value-type="float" office:value="1647.8" calcext:value-type="float">
            <text:p>1.647,8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Planilha2.C$11]" office:value-type="float" office:value="1938" calcext:value-type="float">
            <text:p>1.938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Planilha2.C$11]" office:value-type="float" office:value="1995" calcext:value-type="float">
            <text:p>1.995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Planilha2.C$11]" office:value-type="float" office:value="1558" calcext:value-type="float">
            <text:p>1.558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Planilha2.C$11]" office:value-type="float" office:value="1653" calcext:value-type="float">
            <text:p>1.653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Planilha2.C$21]" office:value-type="float" office:value="2032.02" calcext:value-type="float">
            <text:p>2.032,0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Planilha2.C$21]" office:value-type="float" office:value="2009.442" calcext:value-type="float">
            <text:p>2.009,44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Planilha2.C$10]" office:value-type="float" office:value="2080" calcext:value-type="float">
            <text:p>2.080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Planilha2.C$7]" office:value-type="float" office:value="1455.2" calcext:value-type="float">
            <text:p>1.455,2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Planilha2.C$24]" office:value-type="float" office:value="1413.09" calcext:value-type="float">
            <text:p>1.413,09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Planilha2.C$11]" office:value-type="float" office:value="1900" calcext:value-type="float">
            <text:p>1.900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Planilha2.C$7]" office:value-type="float" office:value="2589.4" calcext:value-type="float">
            <text:p>2.589,4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Planilha2.C$11]" office:value-type="float" office:value="4560" calcext:value-type="float">
            <text:p>4.560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Planilha2.C$7]" office:value-type="float" office:value="3466.8" calcext:value-type="float">
            <text:p>3.466,8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Planilha2.C$11]" office:value-type="float" office:value="4218" calcext:value-type="float">
            <text:p>4.218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Planilha2.C$24]" office:value-type="float" office:value="2516.646" calcext:value-type="float">
            <text:p>2.516,65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Planilha2.C$9]" office:value-type="float" office:value="861" calcext:value-type="float">
            <text:p>861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Planilha2.C$10]" office:value-type="float" office:value="2496" calcext:value-type="float">
            <text:p>2.496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Planilha2.C$11]" office:value-type="float" office:value="3534" calcext:value-type="float">
            <text:p>3.534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Planilha2.C$11]" office:value-type="float" office:value="2565" calcext:value-type="float">
            <text:p>2.565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Planilha2.C$11]" office:value-type="float" office:value="2470" calcext:value-type="float">
            <text:p>2.470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Planilha2.C$11]" office:value-type="float" office:value="4408" calcext:value-type="float">
            <text:p>4.408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Planilha2.C$6]" office:value-type="float" office:value="485" calcext:value-type="float">
            <text:p>485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Planilha2.C$14]" office:value-type="float" office:value="1771" calcext:value-type="float">
            <text:p>1.771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Planilha2.C$15]" office:value-type="float" office:value="1971.5" calcext:value-type="float">
            <text:p>1.971,5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Planilha2.C$15]" office:value-type="float" office:value="2066.132" calcext:value-type="float">
            <text:p>2.066,13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Planilha2.C$15]" office:value-type="float" office:value="2444.66" calcext:value-type="float">
            <text:p>2.444,6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Planilha2.C$11]" office:value-type="float" office:value="2356" calcext:value-type="float">
            <text:p>2.356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Planilha2.C$11]" office:value-type="float" office:value="2356" calcext:value-type="float">
            <text:p>2.356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Planilha2.C$14]" office:value-type="float" office:value="3059" calcext:value-type="float">
            <text:p>3.059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Planilha2.C$20]" office:value-type="float" office:value="3949.4" calcext:value-type="float">
            <text:p>3.949,4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Planilha2.C$21]" office:value-type="float" office:value="1625.616" calcext:value-type="float">
            <text:p>1.625,6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Planilha2.C$21]" office:value-type="float" office:value="1738.506" calcext:value-type="float">
            <text:p>1.738,5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Planilha2.C$12]" office:value-type="float" office:value="2278" calcext:value-type="float">
            <text:p>2.278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Planilha2.C$12]" office:value-type="float" office:value="1876" calcext:value-type="float">
            <text:p>1.876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Planilha2.C$10]" office:value-type="float" office:value="832" calcext:value-type="float">
            <text:p>832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Planilha2.C$5]" office:value-type="float" office:value="784.41" calcext:value-type="float">
            <text:p>784,4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Planilha2.C$13]" office:value-type="float" office:value="2827.2" calcext:value-type="float">
            <text:p>2.827,2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Planilha2.C$11]" office:value-type="float" office:value="2166" calcext:value-type="float">
            <text:p>2.166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Planilha2.C$11]" office:value-type="float" office:value="2204" calcext:value-type="float">
            <text:p>2.204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Planilha2.C$7]" office:value-type="float" office:value="2332.6" calcext:value-type="float">
            <text:p>2.332,6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Planilha2.C$11]" office:value-type="float" office:value="2014" calcext:value-type="float">
            <text:p>2.014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Planilha2.C$7]" office:value-type="float" office:value="1840.4" calcext:value-type="float">
            <text:p>1.840,4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Planilha2.C$7]" office:value-type="float" office:value="1455.2" calcext:value-type="float">
            <text:p>1.455,2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Planilha2.C$15]" office:value-type="float" office:value="1151.356" calcext:value-type="float">
            <text:p>1.151,3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Planilha2.C$9]" office:value-type="float" office:value="959.4" calcext:value-type="float">
            <text:p>959,4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Planilha2.C$15]" office:value-type="float" office:value="835.916" calcext:value-type="float">
            <text:p>835,9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Planilha2.C$7]" office:value-type="float" office:value="1733.4" calcext:value-type="float">
            <text:p>1.733,4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Planilha2.C$7]" office:value-type="float" office:value="1669.2" calcext:value-type="float">
            <text:p>1.669,2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Planilha2.C$7]" office:value-type="float" office:value="2161.4" calcext:value-type="float">
            <text:p>2.161,4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Planilha2.C$14]" office:value-type="float" office:value="2967" calcext:value-type="float">
            <text:p>2.967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Planilha2.C$6]" office:value-type="float" office:value="349.2" calcext:value-type="float">
            <text:p>349,2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Planilha2.C$17]" office:value-type="float" office:value="2173.41" calcext:value-type="float">
            <text:p>2.173,41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Planilha2.C$14]" office:value-type="float" office:value="1679" calcext:value-type="float">
            <text:p>1.679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Planilha2.C$11]" office:value-type="float" office:value="1767" calcext:value-type="float">
            <text:p>1.767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Planilha2.C$11]" office:value-type="float" office:value="1767" calcext:value-type="float">
            <text:p>1.767,0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Planilha2.C$24]" office:value-type="float" office:value="2139.822" calcext:value-type="float">
            <text:p>2.139,8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Planilha2.C$22]" office:value-type="float" office:value="3714.5" calcext:value-type="float">
            <text:p>3.714,5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Planilha2.C$19]" office:value-type="float" office:value="3678.84" calcext:value-type="float">
            <text:p>3.678,8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Planilha2.C$12]" office:value-type="float" office:value="2974.8" calcext:value-type="float">
            <text:p>2.974,8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Planilha2.C$6]" office:value-type="float" office:value="333.68" calcext:value-type="float">
            <text:p>333,68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Planilha2.C$11]" office:value-type="float" office:value="2926" calcext:value-type="float">
            <text:p>2.926,0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Planilha2.C$5]" office:value-type="float" office:value="1212.27" calcext:value-type="float">
            <text:p>1.212,27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Planilha2.C$15]" office:value-type="float" office:value="788.6" calcext:value-type="float">
            <text:p>788,6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Planilha2.C$10]" office:value-type="float" office:value="1081.6" calcext:value-type="float">
            <text:p>1.081,6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Planilha2.C$12]" office:value-type="float" office:value="2010" calcext:value-type="float">
            <text:p>2.010,0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Planilha2.C$11]" office:value-type="float" office:value="2242" calcext:value-type="float">
            <text:p>2.242,0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Planilha2.C$15]" office:value-type="float" office:value="1608.744" calcext:value-type="float">
            <text:p>1.608,7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Planilha2.C$14]" office:value-type="float" office:value="2081.5" calcext:value-type="float">
            <text:p>2.081,5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Planilha2.C$7]" office:value-type="float" office:value="1455.2" calcext:value-type="float">
            <text:p>1.455,2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Planilha2.C$9]" office:value-type="float" office:value="811.8" calcext:value-type="float">
            <text:p>811,8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Planilha2.C$7]" office:value-type="float" office:value="1904.6" calcext:value-type="float">
            <text:p>1.904,6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Planilha2.C$7]" office:value-type="float" office:value="1048.6" calcext:value-type="float">
            <text:p>1.048,6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Planilha2.C$20]" office:value-type="float" office:value="3949.4" calcext:value-type="float">
            <text:p>3.949,4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.048,6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Planilha2.C$11]" office:value-type="float" office:value="1330" calcext:value-type="float">
            <text:p>1.330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Planilha2.C$11]" office:value-type="float" office:value="1292" calcext:value-type="float">
            <text:p>1.292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Planilha2.C$12]" office:value-type="float" office:value="3457.2" calcext:value-type="float">
            <text:p>3.457,2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Planilha2.C$17]" office:value-type="float" office:value="3241.05" calcext:value-type="float">
            <text:p>3.241,0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Planilha2.C$14]" office:value-type="float" office:value="3335" calcext:value-type="float">
            <text:p>3.335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Planilha2.C$9]" office:value-type="float" office:value="861" calcext:value-type="float">
            <text:p>861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Planilha2.C$15]" office:value-type="float" office:value="2223.852" calcext:value-type="float">
            <text:p>2.223,8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Planilha2.C$15]" office:value-type="float" office:value="2365.8" calcext:value-type="float">
            <text:p>2.365,8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Planilha2.C$15]" office:value-type="float" office:value="2428.888" calcext:value-type="float">
            <text:p>2.428,89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Planilha2.C$12]" office:value-type="float" office:value="2680" calcext:value-type="float">
            <text:p>2.680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Planilha2.C$7]" office:value-type="float" office:value="2396.8" calcext:value-type="float">
            <text:p>2.396,8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Planilha2.C$10]" office:value-type="float" office:value="1414.4" calcext:value-type="float">
            <text:p>1.414,4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Planilha2.C$7]" office:value-type="float" office:value="2696.4" calcext:value-type="float">
            <text:p>2.696,4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Planilha2.C$12]" office:value-type="float" office:value="1554.4" calcext:value-type="float">
            <text:p>1.554,4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Planilha2.C$7]" office:value-type="float" office:value="2910.4" calcext:value-type="float">
            <text:p>2.910,4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Planilha2.C$11]" office:value-type="float" office:value="2850" calcext:value-type="float">
            <text:p>2.850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Planilha2.C$7]" office:value-type="float" office:value="1027.2" calcext:value-type="float">
            <text:p>1.027,2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Planilha2.C$5]" office:value-type="float" office:value="1354.89" calcext:value-type="float">
            <text:p>1.354,89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Planilha2.C$24]" office:value-type="float" office:value="1614.96" calcext:value-type="float">
            <text:p>1.614,9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Planilha2.C$7]" office:value-type="float" office:value="1070" calcext:value-type="float">
            <text:p>1.070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Planilha2.C$15]" office:value-type="float" office:value="1845.324" calcext:value-type="float">
            <text:p>1.845,32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Planilha2.C$14]" office:value-type="float" office:value="2369" calcext:value-type="float">
            <text:p>2.369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Planilha2.C$14]" office:value-type="float" office:value="1265" calcext:value-type="float">
            <text:p>1.265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Planilha2.C$15]" office:value-type="float" office:value="930.548" calcext:value-type="float">
            <text:p>930,5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Planilha2.C$15]" office:value-type="float" office:value="1529.884" calcext:value-type="float">
            <text:p>1.529,8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Planilha2.C$17]" office:value-type="float" office:value="2097.15" calcext:value-type="float">
            <text:p>2.097,1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Planilha2.C$11]" office:value-type="float" office:value="3154" calcext:value-type="float">
            <text:p>3.154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Planilha2.C$14]" office:value-type="float" office:value="3013" calcext:value-type="float">
            <text:p>3.013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Planilha2.C$11]" office:value-type="float" office:value="2280" calcext:value-type="float">
            <text:p>2.280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Planilha2.C$7]" office:value-type="float" office:value="1412.4" calcext:value-type="float">
            <text:p>1.412,4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Planilha2.C$7]" office:value-type="float" office:value="2054.4" calcext:value-type="float">
            <text:p>2.054,4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Planilha2.C$7]" office:value-type="float" office:value="1005.8" calcext:value-type="float">
            <text:p>1.005,8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Planilha2.C$7]" office:value-type="float" office:value="1262.6" calcext:value-type="float">
            <text:p>1.262,6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Planilha2.C$10]" office:value-type="float" office:value="832" calcext:value-type="float">
            <text:p>832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Planilha2.C$11]" office:value-type="float" office:value="1482" calcext:value-type="float">
            <text:p>1.482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Planilha2.C$11]" office:value-type="float" office:value="1425" calcext:value-type="float">
            <text:p>1.425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Planilha2.C$19]" office:value-type="float" office:value="4147.056" calcext:value-type="float">
            <text:p>4.147,0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Planilha2.C$13]" office:value-type="float" office:value="4104" calcext:value-type="float">
            <text:p>4.104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Planilha2.C$12]" office:value-type="float" office:value="1608" calcext:value-type="float">
            <text:p>1.608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Planilha2.C$14]" office:value-type="float" office:value="3358" calcext:value-type="float">
            <text:p>3.358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Planilha2.C$15]" office:value-type="float" office:value="1151.356" calcext:value-type="float">
            <text:p>1.151,3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Planilha2.C$15]" office:value-type="float" office:value="1419.48" calcext:value-type="float">
            <text:p>1.419,4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Planilha2.C$15]" office:value-type="float" office:value="1198.672" calcext:value-type="float">
            <text:p>1.198,67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Planilha2.C$13]" office:value-type="float" office:value="243.2" calcext:value-type="float">
            <text:p>243,2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Planilha2.C$14]" office:value-type="float" office:value="1311" calcext:value-type="float">
            <text:p>1.311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Planilha2.C$9]" office:value-type="float" office:value="984" calcext:value-type="float">
            <text:p>984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Planilha2.C$7]" office:value-type="float" office:value="342.4" calcext:value-type="float">
            <text:p>342,4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Planilha2.C$13]" office:value-type="float" office:value="1565.6" calcext:value-type="float">
            <text:p>1.565,6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Planilha2.C$12]" office:value-type="float" office:value="2546" calcext:value-type="float">
            <text:p>2.546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Planilha2.C$24]" office:value-type="float" office:value="1278.51" calcext:value-type="float">
            <text:p>1.278,51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Planilha2.C$12]" office:value-type="float" office:value="2438.8" calcext:value-type="float">
            <text:p>2.438,8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Planilha2.C$11]" office:value-type="float" office:value="2014" calcext:value-type="float">
            <text:p>2.014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Planilha2.C$7]" office:value-type="float" office:value="984.4" calcext:value-type="float">
            <text:p>984,4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Planilha2.C$5]" office:value-type="float" office:value="1592.59" calcext:value-type="float">
            <text:p>1.592,59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Planilha2.C$11]" office:value-type="float" office:value="1748" calcext:value-type="float">
            <text:p>1.748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Planilha2.C$11]" office:value-type="float" office:value="1805" calcext:value-type="float">
            <text:p>1.805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Planilha2.C$21]" office:value-type="float" office:value="1670.772" calcext:value-type="float">
            <text:p>1.670,77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Planilha2.C$21]" office:value-type="float" office:value="1580.46" calcext:value-type="float">
            <text:p>1.580,46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Planilha2.C$11]" office:value-type="float" office:value="1235" calcext:value-type="float">
            <text:p>1.235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Planilha2.C$11]" office:value-type="float" office:value="1311" calcext:value-type="float">
            <text:p>1.311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Planilha2.C$9]" office:value-type="float" office:value="504.3" calcext:value-type="float">
            <text:p>504,3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Planilha2.C$14]" office:value-type="float" office:value="1725" calcext:value-type="float">
            <text:p>1.725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Planilha2.C$15]" office:value-type="float" office:value="820.144" calcext:value-type="float">
            <text:p>820,14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Planilha2.C$7]" office:value-type="float" office:value="1861.8" calcext:value-type="float">
            <text:p>1.861,8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Planilha2.C$12]" office:value-type="float" office:value="2653.2" calcext:value-type="float">
            <text:p>2.653,2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Planilha2.C$14]" office:value-type="float" office:value="1311" calcext:value-type="float">
            <text:p>1.311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Planilha2.C$12]" office:value-type="float" office:value="1876" calcext:value-type="float">
            <text:p>1.876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Planilha2.C$14]" office:value-type="float" office:value="2323" calcext:value-type="float">
            <text:p>2.323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Planilha2.C$14]" office:value-type="float" office:value="2415" calcext:value-type="float">
            <text:p>2.415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Planilha2.C$6]" office:value-type="float" office:value="73.72" calcext:value-type="float">
            <text:p>73,7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Planilha2.C$12]" office:value-type="float" office:value="2117.2" calcext:value-type="float">
            <text:p>2.117,2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Planilha2.C$7]" office:value-type="float" office:value="2140" calcext:value-type="float">
            <text:p>2.140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Planilha2.C$13]" office:value-type="float" office:value="471.2" calcext:value-type="float">
            <text:p>471,2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Planilha2.C$7]" office:value-type="float" office:value="1198.4" calcext:value-type="float">
            <text:p>1.198,4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Planilha2.C$7]" office:value-type="float" office:value="577.8" calcext:value-type="float">
            <text:p>577,8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Planilha2.C$15]" office:value-type="float" office:value="788.6" calcext:value-type="float">
            <text:p>788,6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Planilha2.C$12]" office:value-type="float" office:value="2224.4" calcext:value-type="float">
            <text:p>2.224,4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Planilha2.C$15]" office:value-type="float" office:value="1734.92" calcext:value-type="float">
            <text:p>1.734,9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Planilha2.C$15]" office:value-type="float" office:value="1151.356" calcext:value-type="float">
            <text:p>1.151,3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Planilha2.C$9]" office:value-type="float" office:value="504.3" calcext:value-type="float">
            <text:p>504,3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Planilha2.C$7]" office:value-type="float" office:value="1391" calcext:value-type="float">
            <text:p>1.391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Planilha2.C$7]" office:value-type="float" office:value="1391" calcext:value-type="float">
            <text:p>1.391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Planilha2.C$21]" office:value-type="float" office:value="1873.974" calcext:value-type="float">
            <text:p>1.873,97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Planilha2.C$21]" office:value-type="float" office:value="1964.286" calcext:value-type="float">
            <text:p>1.964,29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11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Planilha2.C$24]" office:value-type="float" office:value="1318.884" calcext:value-type="float">
            <text:p>1.318,88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Planilha2.C$11]" office:value-type="float" office:value="2793" calcext:value-type="float">
            <text:p>2.793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Planilha2.C$11]" office:value-type="float" office:value="2755" calcext:value-type="float">
            <text:p>2.755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Planilha2.C$13]" office:value-type="float" office:value="2052" calcext:value-type="float">
            <text:p>2.052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Planilha2.C$5]" office:value-type="float" office:value="2115.53" calcext:value-type="float">
            <text:p>2.115,53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Planilha2.C$9]" office:value-type="float" office:value="528.9" calcext:value-type="float">
            <text:p>528,9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Planilha2.C$13]" office:value-type="float" office:value="395.2" calcext:value-type="float">
            <text:p>395,2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Planilha2.C$15]" office:value-type="float" office:value="1104.04" calcext:value-type="float">
            <text:p>1.104,0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Planilha2.C$15]" office:value-type="float" office:value="1072.496" calcext:value-type="float">
            <text:p>1.072,5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Planilha2.C$14]" office:value-type="float" office:value="2806" calcext:value-type="float">
            <text:p>2.806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Planilha2.C$14]" office:value-type="float" office:value="1725" calcext:value-type="float">
            <text:p>1.725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Planilha2.C$14]" office:value-type="float" office:value="989" calcext:value-type="float">
            <text:p>989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Planilha2.C$7]" office:value-type="float" office:value="1070" calcext:value-type="float">
            <text:p>1.070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Planilha2.C$12]" office:value-type="float" office:value="1795.6" calcext:value-type="float">
            <text:p>1.795,6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Planilha2.C$12]" office:value-type="float" office:value="1527.6" calcext:value-type="float">
            <text:p>1.527,6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Planilha2.C$7]" office:value-type="float" office:value="1412.4" calcext:value-type="float">
            <text:p>1.412,4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Planilha2.C$24]" office:value-type="float" office:value="1251.594" calcext:value-type="float">
            <text:p>1.251,59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Planilha2.C$19]" office:value-type="float" office:value="4147.056" calcext:value-type="float">
            <text:p>4.147,0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Planilha2.C$24]" office:value-type="float" office:value="1749.54" calcext:value-type="float">
            <text:p>1.749,54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Planilha2.C$21]" office:value-type="float" office:value="2077.176" calcext:value-type="float">
            <text:p>2.077,18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Planilha2.C$21]" office:value-type="float" office:value="2077.176" calcext:value-type="float">
            <text:p>2.077,18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Planilha2.C$12]" office:value-type="float" office:value="1313.2" calcext:value-type="float">
            <text:p>1.313,2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Planilha2.C$13]" office:value-type="float" office:value="456" calcext:value-type="float">
            <text:p>456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Planilha2.C$5]" office:value-type="float" office:value="1212.27" calcext:value-type="float">
            <text:p>1.212,27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Planilha2.C$17]" office:value-type="float" office:value="2669.1" calcext:value-type="float">
            <text:p>2.669,1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Planilha2.C$9]" office:value-type="float" office:value="578.1" calcext:value-type="float">
            <text:p>578,1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Planilha2.C$6]" office:value-type="float" office:value="174.6" calcext:value-type="float">
            <text:p>174,6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Planilha2.C$14]" office:value-type="float" office:value="2691" calcext:value-type="float">
            <text:p>2.691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Planilha2.C$15]" office:value-type="float" office:value="1261.76" calcext:value-type="float">
            <text:p>1.261,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Planilha2.C$15]" office:value-type="float" office:value="2255.396" calcext:value-type="float">
            <text:p>2.255,4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Planilha2.C$15]" office:value-type="float" office:value="1151.356" calcext:value-type="float">
            <text:p>1.151,3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Planilha2.C$7]" office:value-type="float" office:value="1647.8" calcext:value-type="float">
            <text:p>1.647,8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Planilha2.C$7]" office:value-type="float" office:value="2011.6" calcext:value-type="float">
            <text:p>2.011,6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Planilha2.C$7]" office:value-type="float" office:value="1583.6" calcext:value-type="float">
            <text:p>1.583,6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Planilha2.C$7]" office:value-type="float" office:value="1819" calcext:value-type="float">
            <text:p>1.819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Planilha2.C$11]" office:value-type="float" office:value="2071" calcext:value-type="float">
            <text:p>2.071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Planilha2.C$11]" office:value-type="float" office:value="2090" calcext:value-type="float">
            <text:p>2.090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Planilha2.C$11]" office:value-type="float" office:value="2337" calcext:value-type="float">
            <text:p>2.337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Planilha2.C$6]" office:value-type="float" office:value="485" calcext:value-type="float">
            <text:p>485,0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349]*[Planilha2.C$7]" office:value-type="float" office:value="1840.4" calcext:value-type="float">
            <text:p>1.840,4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table:formula="of:=[.D350]*[Planilha2.C$14]" office:value-type="float" office:value="1840" calcext:value-type="float">
            <text:p>1.840,0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2" calcext:value-type="float">
            <text:p>20,2</text:p>
          </table:table-cell>
          <table:table-cell table:formula="of:=[.D351]*[Planilha2.C$12]" office:value-type="float" office:value="2706.8" calcext:value-type="float">
            <text:p>2.706,8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8.6" calcext:value-type="float">
            <text:p>18,6</text:p>
          </table:table-cell>
          <table:table-cell table:formula="of:=[.D352]*[Planilha2.C$14]" office:value-type="float" office:value="2139" calcext:value-type="float">
            <text:p>2.139,0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8" calcext:value-type="float">
            <text:p>2,8</text:p>
          </table:table-cell>
          <table:table-cell table:formula="of:=[.D353]*[Planilha2.C$13]" office:value-type="float" office:value="425.6" calcext:value-type="float">
            <text:p>425,6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3" calcext:value-type="float">
            <text:p>7,3</text:p>
          </table:table-cell>
          <table:table-cell table:formula="of:=[.D354]*[Planilha2.C$6]" office:value-type="float" office:value="283.24" calcext:value-type="float">
            <text:p>283,2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2" calcext:value-type="float">
            <text:p>11,2</text:p>
          </table:table-cell>
          <table:table-cell table:formula="of:=[.D355]*[Planilha2.C$15]" office:value-type="float" office:value="883.232" calcext:value-type="float">
            <text:p>883,23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2.2" calcext:value-type="float">
            <text:p>12,2</text:p>
          </table:table-cell>
          <table:table-cell table:formula="of:=[.D356]*[Planilha2.C$15]" office:value-type="float" office:value="962.092" calcext:value-type="float">
            <text:p>962,09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357]*[Planilha2.C$14]" office:value-type="float" office:value="1679" calcext:value-type="float">
            <text:p>1.679,0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2" calcext:value-type="float">
            <text:p>14,2</text:p>
          </table:table-cell>
          <table:table-cell table:formula="of:=[.D358]*[Planilha2.C$15]" office:value-type="float" office:value="1119.812" calcext:value-type="float">
            <text:p>1.119,81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table:formula="of:=[.D359]*[Planilha2.C$12]" office:value-type="float" office:value="2278" calcext:value-type="float">
            <text:p>2.278,0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.2" calcext:value-type="float">
            <text:p>8,2</text:p>
          </table:table-cell>
          <table:table-cell table:formula="of:=[.D360]*[Planilha2.C$7]" office:value-type="float" office:value="1754.8" calcext:value-type="float">
            <text:p>1.754,8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.6" calcext:value-type="float">
            <text:p>18,6</text:p>
          </table:table-cell>
          <table:table-cell table:formula="of:=[.D361]*[Planilha2.C$12]" office:value-type="float" office:value="2492.4" calcext:value-type="float">
            <text:p>2.492,4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table:formula="of:=[.D362]*[Planilha2.C$5]" office:value-type="float" office:value="1307.35" calcext:value-type="float">
            <text:p>1.307,35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8" calcext:value-type="float">
            <text:p>8,8</text:p>
          </table:table-cell>
          <table:table-cell table:formula="of:=[.D363]*[Planilha2.C$7]" office:value-type="float" office:value="1883.2" calcext:value-type="float">
            <text:p>1.883,2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,3</text:p>
          </table:table-cell>
          <table:table-cell table:formula="of:=[.D364]*[Planilha2.C$7]" office:value-type="float" office:value="1134.2" calcext:value-type="float">
            <text:p>1.134,2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5.9" calcext:value-type="float">
            <text:p>5,9</text:p>
          </table:table-cell>
          <table:table-cell table:formula="of:=[.D365]*[Planilha2.C$7]" office:value-type="float" office:value="1262.6" calcext:value-type="float">
            <text:p>1.262,6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table:formula="of:=[.D366]*[Planilha2.C$11]" office:value-type="float" office:value="1900" calcext:value-type="float">
            <text:p>1.900,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1" calcext:value-type="float">
            <text:p>10,1</text:p>
          </table:table-cell>
          <table:table-cell table:formula="of:=[.D367]*[Planilha2.C$11]" office:value-type="float" office:value="1919" calcext:value-type="float">
            <text:p>1.919,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" calcext:value-type="float">
            <text:p>19</text:p>
          </table:table-cell>
          <table:table-cell table:formula="of:=[.D368]*[Planilha2.C$24]" office:value-type="float" office:value="1278.51" calcext:value-type="float">
            <text:p>1.278,5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4" calcext:value-type="float">
            <text:p>9,4</text:p>
          </table:table-cell>
          <table:table-cell table:formula="of:=[.D369]*[Planilha2.C$21]" office:value-type="float" office:value="2122.332" calcext:value-type="float">
            <text:p>2.122,33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5" calcext:value-type="float">
            <text:p>9,5</text:p>
          </table:table-cell>
          <table:table-cell table:formula="of:=[.D370]*[Planilha2.C$21]" office:value-type="float" office:value="2144.91" calcext:value-type="float">
            <text:p>2.144,9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1]*[Planilha2.C$6]" office:value-type="float" office:value="368.6" calcext:value-type="float">
            <text:p>368,6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2]*[Planilha2.C$6]" office:value-type="float" office:value="368.6" calcext:value-type="float">
            <text:p>368,6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3" calcext:value-type="float">
            <text:p>4,3</text:p>
          </table:table-cell>
          <table:table-cell table:formula="of:=[.D373]*[Planilha2.C$7]" office:value-type="float" office:value="920.2" calcext:value-type="float">
            <text:p>920,2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.3" calcext:value-type="float">
            <text:p>6,3</text:p>
          </table:table-cell>
          <table:table-cell table:formula="of:=[.D374]*[Planilha2.C$7]" office:value-type="float" office:value="1348.2" calcext:value-type="float">
            <text:p>1.348,2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,5</text:p>
          </table:table-cell>
          <table:table-cell table:formula="of:=[.D375]*[Planilha2.C$13]" office:value-type="float" office:value="228" calcext:value-type="float">
            <text:p>228,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2.6" calcext:value-type="float">
            <text:p>12,6</text:p>
          </table:table-cell>
          <table:table-cell table:formula="of:=[.D376]*[Planilha2.C$12]" office:value-type="float" office:value="1688.4" calcext:value-type="float">
            <text:p>1.688,4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4" calcext:value-type="float">
            <text:p>11,4</text:p>
          </table:table-cell>
          <table:table-cell table:formula="of:=[.D377]*[Planilha2.C$15]" office:value-type="float" office:value="899.004" calcext:value-type="float">
            <text:p>899,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9" calcext:value-type="float">
            <text:p>6,9</text:p>
          </table:table-cell>
          <table:table-cell table:formula="of:=[.D378]*[Planilha2.C$9]" office:value-type="float" office:value="848.7" calcext:value-type="float">
            <text:p>848,7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2" calcext:value-type="float">
            <text:p>16,2</text:p>
          </table:table-cell>
          <table:table-cell table:formula="of:=[.D379]*[Planilha2.C$15]" office:value-type="float" office:value="1277.532" calcext:value-type="float">
            <text:p>1.277,53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380]*[Planilha2.C$15]" office:value-type="float" office:value="835.916" calcext:value-type="float">
            <text:p>835,9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.4" calcext:value-type="float">
            <text:p>9,4</text:p>
          </table:table-cell>
          <table:table-cell table:formula="of:=[.D381]*[Planilha2.C$14]" office:value-type="float" office:value="1081" calcext:value-type="float">
            <text:p>1.081,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2" calcext:value-type="float">
            <text:p>7,2</text:p>
          </table:table-cell>
          <table:table-cell table:formula="of:=[.D382]*[Planilha2.C$6]" office:value-type="float" office:value="279.36" calcext:value-type="float">
            <text:p>279,3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9" calcext:value-type="float">
            <text:p>5,9</text:p>
          </table:table-cell>
          <table:table-cell table:formula="of:=[.D383]*[Planilha2.C$7]" office:value-type="float" office:value="1262.6" calcext:value-type="float">
            <text:p>1.262,6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384]*[Planilha2.C$17]" office:value-type="float" office:value="1982.76" calcext:value-type="float">
            <text:p>1.982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85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.8" calcext:value-type="float">
            <text:p>5,8</text:p>
          </table:table-cell>
          <table:table-cell table:formula="of:=[.D386]*[Planilha2.C$7]" office:value-type="float" office:value="1241.2" calcext:value-type="float">
            <text:p>1.241,2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87]*[Planilha2.C$15]" office:value-type="float" office:value="1104.04" calcext:value-type="float">
            <text:p>1.104,0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table:formula="of:=[.D388]*[Planilha2.C$12]" office:value-type="float" office:value="3618" calcext:value-type="float">
            <text:p>3.618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9.8" calcext:value-type="float">
            <text:p>19,8</text:p>
          </table:table-cell>
          <table:table-cell table:formula="of:=[.D389]*[Planilha2.C$14]" office:value-type="float" office:value="2277" calcext:value-type="float">
            <text:p>2.277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table:formula="of:=[.D390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8" calcext:value-type="float">
            <text:p>9,8</text:p>
          </table:table-cell>
          <table:table-cell table:formula="of:=[.D391]*[Planilha2.C$17]" office:value-type="float" office:value="1868.37" calcext:value-type="float">
            <text:p>1.868,37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392]*[Planilha2.C$15]" office:value-type="float" office:value="1182.9" calcext:value-type="float">
            <text:p>1.182,9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93]*[Planilha2.C$9]" office:value-type="float" office:value="590.4" calcext:value-type="float">
            <text:p>590,4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94]*[Planilha2.C$12]" office:value-type="float" office:value="2224.4" calcext:value-type="float">
            <text:p>2.224,4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9" calcext:value-type="float">
            <text:p>7,9</text:p>
          </table:table-cell>
          <table:table-cell table:formula="of:=[.D395]*[Planilha2.C$6]" office:value-type="float" office:value="306.52" calcext:value-type="float">
            <text:p>306,5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.6" calcext:value-type="float">
            <text:p>16,6</text:p>
          </table:table-cell>
          <table:table-cell table:formula="of:=[.D396]*[Planilha2.C$14]" office:value-type="float" office:value="1909" calcext:value-type="float">
            <text:p>1.909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397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table:formula="of:=[.D398]*[Planilha2.C$12]" office:value-type="float" office:value="1474" calcext:value-type="float">
            <text:p>1.474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99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table:formula="of:=[.D400]*[Planilha2.C$6]" office:value-type="float" office:value="620.8" calcext:value-type="float">
            <text:p>620,8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3" calcext:value-type="float">
            <text:p>13</text:p>
          </table:table-cell>
          <table:table-cell table:formula="of:=[.D401]*[Planilha2.C$12]" office:value-type="float" office:value="1742" calcext:value-type="float">
            <text:p>1.742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table:formula="of:=[.D402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9" calcext:value-type="float">
            <text:p>29</text:p>
          </table:table-cell>
          <table:table-cell table:formula="of:=[.D403]*[Planilha2.C$24]" office:value-type="float" office:value="1951.41" calcext:value-type="float">
            <text:p>1.951,41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2" calcext:value-type="float">
            <text:p>10,2</text:p>
          </table:table-cell>
          <table:table-cell table:formula="of:=[.D404]*[Planilha2.C$6]" office:value-type="float" office:value="395.76" calcext:value-type="float">
            <text:p>395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05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1" calcext:value-type="float">
            <text:p>6,1</text:p>
          </table:table-cell>
          <table:table-cell table:formula="of:=[.D406]*[Planilha2.C$7]" office:value-type="float" office:value="1305.4" calcext:value-type="float">
            <text:p>1.305,40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3" calcext:value-type="float">
            <text:p>4,3</text:p>
          </table:table-cell>
          <table:table-cell table:formula="of:=[.D407]*[Planilha2.C$13]" office:value-type="float" office:value="653.6" calcext:value-type="float">
            <text:p>653,60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4" calcext:value-type="float">
            <text:p>14,4</text:p>
          </table:table-cell>
          <table:table-cell table:formula="of:=[.D408]*[Planilha2.C$14]" office:value-type="float" office:value="1656" calcext:value-type="float">
            <text:p>1.656,00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9" calcext:value-type="float">
            <text:p>9,9</text:p>
          </table:table-cell>
          <table:table-cell table:formula="of:=[.D409]*[Planilha2.C$6]" office:value-type="float" office:value="384.12" calcext:value-type="float">
            <text:p>384,12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7" calcext:value-type="float">
            <text:p>9,7</text:p>
          </table:table-cell>
          <table:table-cell table:formula="of:=[.D410]*[Planilha2.C$6]" office:value-type="float" office:value="376.36" calcext:value-type="float">
            <text:p>376,3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table:formula="of:=[.D411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8" calcext:value-type="float">
            <text:p>20,8</text:p>
          </table:table-cell>
          <table:table-cell table:formula="of:=[.D412]*[Planilha2.C$12]" office:value-type="float" office:value="2787.2" calcext:value-type="float">
            <text:p>2.787,2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413]*[Planilha2.C$15]" office:value-type="float" office:value="1466.796" calcext:value-type="float">
            <text:p>1.466,8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1" calcext:value-type="float">
            <text:p>21</text:p>
          </table:table-cell>
          <table:table-cell table:formula="of:=[.D414]*[Planilha2.C$15]" office:value-type="float" office:value="1656.06" calcext:value-type="float">
            <text:p>1.656,0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415]*[Planilha2.C$15]" office:value-type="float" office:value="1734.92" calcext:value-type="float">
            <text:p>1.734,9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16]*[Planilha2.C$9]" office:value-type="float" office:value="922.5" calcext:value-type="float">
            <text:p>922,5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.6" calcext:value-type="float">
            <text:p>14,6</text:p>
          </table:table-cell>
          <table:table-cell table:formula="of:=[.D417]*[Planilha2.C$12]" office:value-type="float" office:value="1956.4" calcext:value-type="float">
            <text:p>1.956,4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9.4" calcext:value-type="float">
            <text:p>9,4</text:p>
          </table:table-cell>
          <table:table-cell table:formula="of:=[.D418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419]*[Planilha2.C$14]" office:value-type="float" office:value="1265" calcext:value-type="float">
            <text:p>1.265,0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20]*[Planilha2.C$7]" office:value-type="float" office:value="2140" calcext:value-type="float">
            <text:p>2.140,0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21]*[Planilha2.C$12]" office:value-type="float" office:value="3484" calcext:value-type="float">
            <text:p>3.484,0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.6" calcext:value-type="float">
            <text:p>10,6</text:p>
          </table:table-cell>
          <table:table-cell table:formula="of:=[.D422]*[Planilha2.C$7]" office:value-type="float" office:value="2268.4" calcext:value-type="float">
            <text:p>2.268,4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3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4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4" calcext:value-type="float">
            <text:p>9,4</text:p>
          </table:table-cell>
          <table:table-cell table:formula="of:=[.D425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6" calcext:value-type="float">
            <text:p>9,6</text:p>
          </table:table-cell>
          <table:table-cell table:formula="of:=[.D426]*[Planilha2.C$6]" office:value-type="float" office:value="372.48" calcext:value-type="float">
            <text:p>372,48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table:formula="of:=[.D427]*[Planilha2.C$18]" office:value-type="float" office:value="1770.2" calcext:value-type="float">
            <text:p>1.770,2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7" calcext:value-type="float">
            <text:p>8,7</text:p>
          </table:table-cell>
          <table:table-cell table:formula="of:=[.D428]*[Planilha2.C$6]" office:value-type="float" office:value="337.56" calcext:value-type="float">
            <text:p>337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" calcext:value-type="float">
            <text:p>9</text:p>
          </table:table-cell>
          <table:table-cell table:formula="of:=[.D429]*[Planilha2.C$6]" office:value-type="float" office:value="349.2" calcext:value-type="float">
            <text:p>349,2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5" calcext:value-type="float">
            <text:p>11,5</text:p>
          </table:table-cell>
          <table:table-cell table:formula="of:=[.D430]*[Planilha2.C$6]" office:value-type="float" office:value="446.2" calcext:value-type="float">
            <text:p>446,2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2" calcext:value-type="float">
            <text:p>11,2</text:p>
          </table:table-cell>
          <table:table-cell table:formula="of:=[.D431]*[Planilha2.C$6]" office:value-type="float" office:value="434.56" calcext:value-type="float">
            <text:p>434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432]*[Planilha2.C$7]" office:value-type="float" office:value="2140" calcext:value-type="float">
            <text:p>2.140,0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433]*[Planilha2.C$7]" office:value-type="float" office:value="2011.6" calcext:value-type="float">
            <text:p>2.011,6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34]*[Planilha2.C$9]" office:value-type="float" office:value="1143.9" calcext:value-type="float">
            <text:p>1.143,9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.4" calcext:value-type="float">
            <text:p>13,4</text:p>
          </table:table-cell>
          <table:table-cell table:formula="of:=[.D435]*[Planilha2.C$15]" office:value-type="float" office:value="1056.724" calcext:value-type="float">
            <text:p>1.056,7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436]*[Planilha2.C$12]" office:value-type="float" office:value="2438.8" calcext:value-type="float">
            <text:p>2.438,8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7]*[Planilha2.C$12]" office:value-type="float" office:value="3484" calcext:value-type="float">
            <text:p>3.484,00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8" calcext:value-type="float">
            <text:p>28</text:p>
          </table:table-cell>
          <table:table-cell table:formula="of:=[.D438]*[Planilha2.C$15]" office:value-type="float" office:value="2208.08" calcext:value-type="float">
            <text:p>2.208,08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9]*[Planilha2.C$12]" office:value-type="float" office:value="3484" calcext:value-type="float">
            <text:p>3.484,00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6" calcext:value-type="float">
            <text:p>20,6</text:p>
          </table:table-cell>
          <table:table-cell table:formula="of:=[.D440]*[Planilha2.C$12]" office:value-type="float" office:value="2760.4" calcext:value-type="float">
            <text:p>2.760,40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441]*[Planilha2.C$7]" office:value-type="float" office:value="3424" calcext:value-type="float">
            <text:p>3.424,00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42]*[Planilha2.C$7]" office:value-type="float" office:value="2354" calcext:value-type="float">
            <text:p>2.354,00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BELLES 15</text:p>
          </table:table-cell>
          <table:table-cell office:value-type="float" office:value="87" calcext:value-type="float">
            <text:p>87</text:p>
          </table:table-cell>
          <table:table-cell office:value-type="float" office:value="3.4" calcext:value-type="float">
            <text:p>3,4</text:p>
          </table:table-cell>
          <table:table-cell table:formula="of:=[.D443]*[Planilha2.C$7]" office:value-type="float" office:value="727.6" calcext:value-type="float">
            <text:p>727,60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1.9" calcext:value-type="float">
            <text:p>1,9</text:p>
          </table:table-cell>
          <table:table-cell table:formula="of:=[.D444]*[Planilha2.C$8]" office:value-type="float" office:value="96.9" calcext:value-type="float">
            <text:p>96,90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4" calcext:value-type="float">
            <text:p>27,4</text:p>
          </table:table-cell>
          <table:table-cell table:formula="of:=[.D445]*[Planilha2.C$15]" office:value-type="float" office:value="2160.764" calcext:value-type="float">
            <text:p>2.160,7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9" calcext:value-type="float">
            <text:p>10,9</text:p>
          </table:table-cell>
          <table:table-cell table:formula="of:=[.D446]*[Planilha2.C$9]" office:value-type="float" office:value="1340.7" calcext:value-type="float">
            <text:p>1.340,70</text:p>
          </table:table-cell>
          <table:table-cell/>
          <table:table-cell table:style-name="ce13"/>
          <table:table-cell table:number-columns-repeated="16377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4" calcext:value-type="float">
            <text:p>14</text:p>
          </table:table-cell>
          <table:table-cell table:formula="of:=[.D447]*[Planilha2.C$7]" office:value-type="float" office:value="2996" calcext:value-type="float">
            <text:p>2.996,00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448]*[Planilha2.C$13]" office:value-type="float" office:value="760" calcext:value-type="float">
            <text:p>760,00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2.6" calcext:value-type="float">
            <text:p>22,6</text:p>
          </table:table-cell>
          <table:table-cell table:formula="of:=[.D449]*[Planilha2.C$15]" office:value-type="float" office:value="1782.236" calcext:value-type="float">
            <text:p>1.782,24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9" calcext:value-type="float">
            <text:p>29</text:p>
          </table:table-cell>
          <table:table-cell table:formula="of:=[.D450]*[Planilha2.C$12]" office:value-type="float" office:value="3886" calcext:value-type="float">
            <text:p>3.886,00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9" calcext:value-type="float">
            <text:p>7,9</text:p>
          </table:table-cell>
          <table:table-cell table:formula="of:=[.D451]*[Planilha2.C$7]" office:value-type="float" office:value="1690.6" calcext:value-type="float">
            <text:p>1.690,60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3" calcext:value-type="float">
            <text:p>33</text:p>
          </table:table-cell>
          <table:table-cell table:formula="of:=[.D452]*[Planilha2.C$15]" office:value-type="float" office:value="2602.38" calcext:value-type="float">
            <text:p>2.602,38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53]*[Planilha2.C$7]" office:value-type="float" office:value="2354" calcext:value-type="float">
            <text:p>2.354,00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" calcext:value-type="float">
            <text:p>18</text:p>
          </table:table-cell>
          <table:table-cell table:formula="of:=[.D454]*[Planilha2.C$12]" office:value-type="float" office:value="2412" calcext:value-type="float">
            <text:p>2.412,00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455]*[Planilha2.C$12]" office:value-type="float" office:value="2974.8" calcext:value-type="float">
            <text:p>2.974,80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" calcext:value-type="float">
            <text:p>6</text:p>
          </table:table-cell>
          <table:table-cell table:formula="of:=[.D456]*[Planilha2.C$9]" office:value-type="float" office:value="738" calcext:value-type="float">
            <text:p>738,00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8" calcext:value-type="float">
            <text:p>3,8</text:p>
          </table:table-cell>
          <table:table-cell table:formula="of:=[.D457]*[Planilha2.C$13]" office:value-type="float" office:value="577.6" calcext:value-type="float">
            <text:p>577,60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58]*[Planilha2.C$7]" office:value-type="float" office:value="2140" calcext:value-type="float">
            <text:p>2.140,00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9.8" calcext:value-type="float">
            <text:p>29,8</text:p>
          </table:table-cell>
          <table:table-cell table:formula="of:=[.D459]*[Planilha2.C$15]" office:value-type="float" office:value="2350.028" calcext:value-type="float">
            <text:p>2.350,03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2.8" calcext:value-type="float">
            <text:p>2,8</text:p>
          </table:table-cell>
          <table:table-cell table:formula="of:=[.D460]*[Planilha2.C$8]" office:value-type="float" office:value="142.8" calcext:value-type="float">
            <text:p>142,80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3" calcext:value-type="float">
            <text:p>7,3</text:p>
          </table:table-cell>
          <table:table-cell table:formula="of:=[.D461]*[Planilha2.C$7]" office:value-type="float" office:value="1562.2" calcext:value-type="float">
            <text:p>1.562,20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7.8" calcext:value-type="float">
            <text:p>27,8</text:p>
          </table:table-cell>
          <table:table-cell table:formula="of:=[.D462]*[Planilha2.C$15]" office:value-type="float" office:value="2192.308" calcext:value-type="float">
            <text:p>2.192,31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6" calcext:value-type="float">
            <text:p>16</text:p>
          </table:table-cell>
          <table:table-cell table:formula="of:=[.D463]*[Planilha2.C$12]" office:value-type="float" office:value="2144" calcext:value-type="float">
            <text:p>2.144,00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6.2" calcext:value-type="float">
            <text:p>26,2</text:p>
          </table:table-cell>
          <table:table-cell table:formula="of:=[.D464]*[Planilha2.C$12]" office:value-type="float" office:value="3510.8" calcext:value-type="float">
            <text:p>3.510,80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65]*[Planilha2.C$9]" office:value-type="float" office:value="922.5" calcext:value-type="float">
            <text:p>922,50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table:formula="of:=[.D466]*[Planilha2.C$18]" office:value-type="float" office:value="354.04" calcext:value-type="float">
            <text:p>354,04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4" calcext:value-type="float">
            <text:p>28,4</text:p>
          </table:table-cell>
          <table:table-cell table:number-columns-repeated="16380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3.8" calcext:value-type="float">
            <text:p>23,8</text:p>
          </table:table-cell>
          <table:table-cell table:number-columns-repeated="16380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number-columns-repeated="16380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6379"/>
        </table:table-row>
        <table:table-row table:style-name="ro1" table:number-rows-repeated="104810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ilha2" table:style-name="ta1"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2" table:default-cell-style-name="ce17"/>
        <table:table-column table:style-name="co5" table:default-cell-style-name="ce17"/>
        <table:table-column table:style-name="co6" table:number-columns-repeated="16379" table:default-cell-style-name="ce17"/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18" office:value-type="string" calcext:value-type="string">
            <text:p>ARTIGO</text:p>
          </table:table-cell>
          <table:table-cell table:style-name="ce18" office:value-type="string" calcext:value-type="string">
            <text:p>RENDIMENTO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CÓS18</text:p>
          </table:table-cell>
          <table:table-cell table:style-name="ce18" office:value-type="float" office:value="118.85" calcext:value-type="float">
            <text:p>118,85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MARCEL 40</text:p>
          </table:table-cell>
          <table:table-cell table:style-name="ce18"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  <table:table-cell table:number-columns-repeated="16379"/>
        </table:table-row>
        <table:table-row table:style-name="ro2">
          <table:table-cell/>
          <table:table-cell table:style-name="ce18" office:value-type="string" calcext:value-type="string">
            <text:p>BELLES 15</text:p>
          </table:table-cell>
          <table:table-cell table:style-name="ce18"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18" office:value-type="string" calcext:value-type="string">
            <text:p>MONE</text:p>
          </table:table-cell>
          <table:table-cell table:style-name="ce18" office:value-type="float" office:value="51" calcext:value-type="float">
            <text:p>51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BELLES 24</text:p>
          </table:table-cell>
          <table:table-cell table:style-name="ce18"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  <table:table-cell table:number-columns-repeated="16379"/>
        </table:table-row>
        <table:table-row table:style-name="ro2">
          <table:table-cell/>
          <table:table-cell table:style-name="ce18" office:value-type="string" calcext:value-type="string">
            <text:p>BALI 16</text:p>
          </table:table-cell>
          <table:table-cell table:style-name="ce18" office:value-type="float" office:value="416" calcext:value-type="float">
            <text:p>416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MURITI 10</text:p>
          </table:table-cell>
          <table:table-cell table:style-name="ce18" office:value-type="float" office:value="190" calcext:value-type="float">
            <text:p>190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MURITI 14</text:p>
          </table:table-cell>
          <table:table-cell table:style-name="ce18"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  <table:table-cell table:number-columns-repeated="16379"/>
        </table:table-row>
        <table:table-row table:style-name="ro2">
          <table:table-cell/>
          <table:table-cell table:style-name="ce18" office:value-type="string" calcext:value-type="string">
            <text:p>STILED 10</text:p>
          </table:table-cell>
          <table:table-cell table:style-name="ce18" office:value-type="float" office:value="152" calcext:value-type="float">
            <text:p>152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STILED 13</text:p>
          </table:table-cell>
          <table:table-cell table:style-name="ce18" office:value-type="float" office:value="115" calcext:value-type="float">
            <text:p>115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STILED 18</text:p>
          </table:table-cell>
          <table:table-cell table:style-name="ce18" office:value-type="float" office:value="78.86" calcext:value-type="float">
            <text:p>78,86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CETIM</text:p>
          </table:table-cell>
          <table:table-cell table:style-name="ce18" office:value-type="float" office:value="1176.46" calcext:value-type="float">
            <text:p>1176,46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TIRA CANAL</text:p>
          </table:table-cell>
          <table:table-cell table:style-name="ce18" office:value-type="float" office:value="190.65" calcext:value-type="float">
            <text:p>190,65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STRIPE</text:p>
          </table:table-cell>
          <table:table-cell table:style-name="ce18" office:value-type="float" office:value="354.04" calcext:value-type="float">
            <text:p>354,04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08 LYCRA</text:p>
          </table:table-cell>
          <table:table-cell table:style-name="ce18" office:value-type="float" office:value="334.44" calcext:value-type="float">
            <text:p>334,44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06 LYCRA</text:p>
          </table:table-cell>
          <table:table-cell table:style-name="ce18" office:value-type="float" office:value="434" calcext:value-type="float">
            <text:p>434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float" office:value="1653" calcext:value-type="float">
            <text:p>1653</text:p>
          </table:table-cell>
          <table:table-cell table:style-name="ce18" office:value-type="float" office:value="225.78" calcext:value-type="float">
            <text:p>225,78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TURIN</text:p>
          </table:table-cell>
          <table:table-cell table:style-name="ce18" office:value-type="float" office:value="323" calcext:value-type="float">
            <text:p>323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CHEYNNET</text:p>
          </table:table-cell>
          <table:table-cell table:style-name="ce18" office:value-type="float" office:value="208" calcext:value-type="float">
            <text:p>208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NEW CONFORT</text:p>
          </table:table-cell>
          <table:table-cell table:style-name="ce18" office:value-type="float" office:value="67.29" calcext:value-type="float">
            <text:p>67,29</text:p>
          </table:table-cell>
          <table:table-cell table:number-columns-repeated="16381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3" table:style-name="ta1">
        <table:table-column table:style-name="co2" table:number-columns-repeated="3" table:default-cell-style-name="ce17"/>
        <table:table-column table:style-name="co6" table:number-columns-repeated="16381" table:default-cell-style-name="ce17"/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PREÇO M</text:p>
          </table:table-cell>
          <table:table-cell table:number-columns-repeated="16381"/>
        </table:table-row>
        <table:table-row table:style-name="ro2">
          <table:table-cell/>
          <table:table-cell table:style-name="ce19" office:value-type="string" calcext:value-type="string">
            <text:p>KO</text:p>
          </table:table-cell>
          <table:table-cell table:style-name="ce19" office:value-type="float" office:value="55.87" calcext:value-type="float">
            <text:p>55,87</text:p>
          </table:table-cell>
          <table:table-cell table:number-columns-repeated="16381"/>
        </table:table-row>
        <table:table-row table:style-name="ro2">
          <table:table-cell/>
          <table:table-cell table:style-name="ce19" office:value-type="string" calcext:value-type="string">
            <text:p>NVDA</text:p>
          </table:table-cell>
          <table:table-cell table:style-name="ce19" office:value-type="float" office:value="179.56" calcext:value-type="float">
            <text:p>179,56</text:p>
          </table:table-cell>
          <table:table-cell table:number-columns-repeated="16381"/>
        </table:table-row>
        <table:table-row table:style-name="ro2">
          <table:table-cell/>
          <table:table-cell table:style-name="ce19" office:value-type="string" calcext:value-type="string">
            <text:p>FRCB</text:p>
          </table:table-cell>
          <table:table-cell table:style-name="ce19" office:value-type="float" office:value="23.25" calcext:value-type="float">
            <text:p>23,25</text:p>
          </table:table-cell>
          <table:table-cell table:number-columns-repeated="16381"/>
        </table:table-row>
        <table:table-row table:style-name="ro2">
          <table:table-cell/>
          <table:table-cell table:style-name="ce19" office:value-type="string" calcext:value-type="string">
            <text:p>MMM</text:p>
          </table:table-cell>
          <table:table-cell table:style-name="ce19" office:value-type="float" office:value="109.67" calcext:value-type="float">
            <text:p>109,67</text:p>
          </table:table-cell>
          <table:table-cell table:number-columns-repeated="16381"/>
        </table:table-row>
        <table:table-row table:style-name="ro2">
          <table:table-cell/>
          <table:table-cell table:style-name="ce19" office:value-type="string" calcext:value-type="string">
            <text:p>PBR</text:p>
          </table:table-cell>
          <table:table-cell table:style-name="ce19" office:value-type="float" office:value="10.84" calcext:value-type="float">
            <text:p>10,84</text:p>
          </table:table-cell>
          <table:table-cell table:number-columns-repeated="16381"/>
        </table:table-row>
        <table:table-row table:style-name="ro2">
          <table:table-cell/>
          <table:table-cell table:style-name="ce19" office:value-type="string" calcext:value-type="string">
            <text:p>ELMD</text:p>
          </table:table-cell>
          <table:table-cell table:style-name="ce19" office:value-type="float" office:value="10.73" calcext:value-type="float">
            <text:p>10,73</text:p>
          </table:table-cell>
          <table:table-cell table:number-columns-repeated="16381"/>
        </table:table-row>
        <table:table-row table:style-name="ro2">
          <table:table-cell/>
          <table:table-cell table:style-name="ce19" office:value-type="string" calcext:value-type="string">
            <text:p>STAG</text:p>
          </table:table-cell>
          <table:table-cell table:style-name="ce19" office:value-type="float" office:value="34.27" calcext:value-type="float">
            <text:p>34,27</text:p>
          </table:table-cell>
          <table:table-cell table:number-columns-repeated="16381"/>
        </table:table-row>
        <table:table-row table:style-name="ro2">
          <table:table-cell/>
          <table:table-cell table:style-name="ce19" office:value-type="string" calcext:value-type="string">
            <text:p>SHBI</text:p>
          </table:table-cell>
          <table:table-cell table:style-name="ce19" office:value-type="float" office:value="11.25" calcext:value-type="float">
            <text:p>11,25</text:p>
          </table:table-cell>
          <table:table-cell table:number-columns-repeated="16381"/>
        </table:table-row>
        <table:table-row table:style-name="ro2">
          <table:table-cell/>
          <table:table-cell table:style-name="ce19" office:value-type="string" calcext:value-type="string">
            <text:p>O</text:p>
          </table:table-cell>
          <table:table-cell table:style-name="ce19"/>
          <table:table-cell table:number-columns-repeated="16381"/>
        </table:table-row>
        <table:table-row table:style-name="ro2">
          <table:table-cell/>
          <table:table-cell table:style-name="ce19" office:value-type="string" calcext:value-type="string">
            <text:p>ALNT</text:p>
          </table:table-cell>
          <table:table-cell table:style-name="ce19" office:value-type="float" office:value="36.37" calcext:value-type="float">
            <text:p>36,37</text:p>
          </table:table-cell>
          <table:table-cell table:number-columns-repeated="16381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Planilha1.A1:Planilha1.E46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title/>
    <dc:description/>
    <dc:subject/>
    <meta:initial-creator/>
    <meta:creation-date>2023-10-30T13:15:11Z</meta:creation-date>
    <dc:date>2023-12-20T15:33:32.425000000</dc:date>
    <meta:editing-cycles>96</meta:editing-cycles>
    <meta:editing-duration>PT19H39M18S</meta:editing-duration>
    <meta:document-statistic meta:table-count="3" meta:cell-count="2413" meta:object-count="0"/>
  </office:meta>
</office:document-meta>
</file>